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B6000003B693249B157BD7C379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4" draw:style-name="gr1" draw:text-style-name="P1" draw:layer="layout" svg:width="27.433cm" svg:height="13.202cm" svg:x="0.499cm" svg:y="0.499cm">
          <draw:image xlink:href="Pictures/10000001000007B6000003B693249B157BD7C379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8.43cm" fo:page-height="1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13T14:58:24.537921370</dc:date>
    <meta:editing-duration>PT4H50M56S</meta:editing-duration>
    <meta:editing-cycles>14</meta:editing-cycles>
    <meta:generator>LibreOffice/7.4.0.3$Linux_X86_64 LibreOffice_project/40$Build-3</meta:generator>
    <meta:document-statistic meta:object-count="1"/>
  </office:meta>
</office:document-meta>
</file>